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ingComparator.TransformingComparator( Transformer transformer , Comparator decor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ingComparator.TransformingComparator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ngComparator.compare( Object obj1 , Object obj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